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DejaVu Sans" svg:font-family="'DejaVu Sans'"/>
    <style:font-face style:font-family-generic="swiss" style:name="FreeSans2" svg:font-family="FreeSans"/>
    <style:font-face style:font-pitch="variable" style:name="FreeSans1" svg:font-family="FreeSans"/>
    <style:font-face style:font-pitch="variable" style:name="Lucida Sans Unicode" svg:font-family="'Lucida Sans Unicode'"/>
    <style:font-face style:font-pitch="variable" style:name="Noto Sans CJK SC Regular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FreeSans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1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  <style:text-properties fo:font-size="10.5pt" officeooo:paragraph-rsid="001a571a" style:font-name="Arial" style:font-size-asian="10.5pt" style:font-size-complex="10.5pt"/>
    </style:style>
    <style:style style:family="paragraph" style:name="P2" style:parent-style-name="UrbanBody">
      <style:text-properties fo:font-size="10.5pt" officeooo:paragraph-rsid="001a571a" style:font-name="Arial" style:font-size-asian="10.5pt" style:font-size-complex="10.5pt"/>
    </style:style>
    <style:style style:family="paragraph" style:name="P3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a571a" style:font-name="Arial" style:font-size-asian="10.5pt" style:font-size-complex="10.5pt" style:font-style-asian="normal" style:font-style-complex="normal"/>
    </style:style>
    <style:style style:family="paragraph" style:name="P4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b9154" officeooo:rsid="001b9154" style:font-name="Arial" style:font-size-asian="10.5pt" style:font-size-complex="10.5pt" style:font-style-asian="normal" style:font-style-complex="normal"/>
    </style:style>
    <style:style style:family="paragraph" style:name="P5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font-weight-asian="normal" style:font-weight-complex="normal" style:text-underline-style="none"/>
    </style:style>
    <style:style style:family="paragraph" style:name="P6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text-underline-style="none"/>
    </style:style>
    <style:style style:family="paragraph" style:name="P7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officeooo:paragraph-rsid="001a571a" style:font-name="Arial" style:font-size-asian="10.5pt" style:font-size-complex="10.5pt"/>
    </style:style>
    <style:style style:family="paragraph" style:name="P8" style:parent-style-name="UrbanTitle">
      <style:text-properties fo:font-size="14pt" officeooo:paragraph-rsid="001a571a" style:font-name="Arial" style:font-size-asian="14pt" style:font-size-complex="14pt" style:text-underline-style="none"/>
    </style:style>
    <style:style style:family="paragraph" style:name="P9" style:parent-style-name="UrbanTitle">
      <style:text-properties fo:font-size="14pt" officeooo:paragraph-rsid="0029ed30" officeooo:rsid="0029ed30" style:font-name="Arial" style:font-size-asian="14pt" style:font-size-complex="14pt" style:text-underline-style="none"/>
    </style:style>
    <style:style style:family="paragraph" style:name="P10" style:parent-style-name="UrbanBody">
      <style:text-properties fo:font-size="10.5pt" officeooo:paragraph-rsid="001a571a" style:font-name="Arial" style:font-size-asian="10.5pt" style:font-size-complex="10.5pt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text-transform="uppercase"/>
    </style:style>
    <style:style style:family="text" style:name="T2">
      <style:text-properties fo:text-transform="uppercase" officeooo:rsid="00072bdd"/>
    </style:style>
    <style:style style:family="text" style:name="T3">
      <style:text-properties fo:text-transform="uppercase" officeooo:rsid="0022c4d6"/>
    </style:style>
    <style:style style:family="text" style:name="T4">
      <style:text-properties fo:text-transform="uppercase" officeooo:rsid="0022caeb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background-color="transparent" fo:color="#000000" fo:country="FR" fo:language="fr" loext:char-shading-value="0" style:font-weight-asian="normal" style:font-weight-complex="normal" style:text-line-through-style="none" style:text-line-through-type="none"/>
    </style:style>
    <style:style style:family="text" style:name="T7">
      <style:text-properties officeooo:rsid="0005ad24"/>
    </style:style>
    <style:style style:family="text" style:name="T8">
      <style:text-properties fo:font-weight="normal" style:text-underline-style="none"/>
    </style:style>
    <style:style style:family="text" style:name="T9">
      <style:text-properties fo:background-color="transparent" loext:char-shading-value="0"/>
    </style:style>
    <style:style style:family="text" style:name="T10">
      <style:text-properties fo:background-color="transparent" loext:char-shading-value="0" style:font-weight-asian="normal" style:font-weight-complex="normal"/>
    </style:style>
    <style:style style:family="text" style:name="T11">
      <style:text-properties fo:background-color="transparent" loext:char-shading-value="0" officeooo:rsid="00072bdd" style:font-weight-asian="normal" style:font-weight-complex="normal"/>
    </style:style>
    <style:style style:family="text" style:name="T12">
      <style:text-properties fo:background-color="transparent" loext:char-shading-value="0" officeooo:rsid="0003b413" style:font-weight-asian="normal" style:font-weight-complex="normal"/>
    </style:style>
    <style:style style:family="text" style:name="T13">
      <style:text-properties fo:background-color="transparent" loext:char-shading-value="0" officeooo:rsid="00051fc3" style:font-weight-asian="normal" style:font-weight-complex="normal"/>
    </style:style>
    <style:style style:family="text" style:name="T14">
      <style:text-properties fo:background-color="transparent" loext:char-shading-value="0" officeooo:rsid="00001613" style:font-weight-asian="normal" style:font-weight-complex="normal"/>
    </style:style>
    <style:style style:family="text" style:name="T15">
      <style:text-properties fo:background-color="transparent" loext:char-shading-value="0" officeooo:rsid="0001c069" style:font-weight-asian="normal" style:font-weight-complex="normal"/>
    </style:style>
    <style:style style:family="text" style:name="T16">
      <style:text-properties fo:background-color="transparent" loext:char-shading-value="0" officeooo:rsid="0005ad24"/>
    </style:style>
    <style:style style:family="text" style:name="T17">
      <style:text-properties fo:background-color="transparent" fo:font-style="italic" loext:char-shading-value="0" style:font-style-asian="italic" style:font-style-complex="italic" style:font-weight-asian="normal" style:font-weight-complex="normal"/>
    </style:style>
    <style:style style:family="text" style:name="T18">
      <style:text-properties fo:background-color="transparent" fo:font-style="normal" loext:char-shading-value="0" style:font-style-asian="normal" style:font-style-complex="normal" style:font-weight-asian="normal" style:font-weight-complex="normal"/>
    </style:style>
    <style:style style:family="text" style:name="T19">
      <style:text-properties fo:country="BE" fo:font-size="10pt" fo:font-style="normal" fo:font-weight="normal" fo:language="fr" fo:letter-spacing="normal" fo:text-shadow="none" style:country-asian="CN" style:country-complex="IN" style:font-name="DejaVu Sans2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0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1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2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number:date-style number:automatic-order="true" style:name="N76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11">do text</text:p><text:p text:style-name="P11">from document(at=header, format='odt')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pan text:style-name="T3">ATTESTATION</text:span><text:span text:style-name="T1"> d'affichage </text:span><text:span text:style-name="T2">D</text:span><text:span text:style-name="T4">U RECOURS</text:span></text:p>
      <text:p text:style-name="P9"><text:span text:style-name="T4">s</text:span><text:span text:style-name="T1">ur une décision de permis unique</text:span></text:p>
      <text:p text:style-name="P2"/>
      <text:p text:style-name="P2"/>
      <text:p text:style-name="P2"/>
      <text:p text:style-name="P2"><office:annotation><dc:creator>Gauthier Bastien</dc:creator><dc:date>2011-02-16T16:12:24</dc:date><text:p text:style-name="P12">do text if self.hasMultipleApplicants()</text:p></office:annotation><text:span text:style-name="T5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2">do text if self.hasSingleApplicant()</text:p></office:annotation><text:span text:style-name="T5">Demandeur :</text:span> <text:text-input text:description="Demandeurs">self.getApplicantsSignaletic()</text:text-input></text:p>
      <text:p text:style-name="P2"><text:span text:style-name="T5">Objet :</text:span> <text:text-input text:description="Objet des travaux">self.getLicenceSubject()</text:text-input></text:p>
      <text:p text:style-name="P2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licence_view.get_parcels()</text:text-input></text:p>
      <text:p text:style-name="P5"/>
      <text:p text:style-name="P6"><text:span text:style-name="T11">Le Bourgmestre de </text:span><text:span text:style-name="T11"><text:text-input text:description="">tool.getCityName()</text:text-input></text:span><text:span text:style-name="T10"><text:s/>certifie que </text:span><text:span text:style-name="T11">la décision du Collège communal</text:span><text:span text:style-name="T12">,</text:span><text:span text:style-name="T10"> prescrit</text:span><text:span text:style-name="T11">e</text:span><text:span text:style-name="T10"> </text:span><text:span text:style-name="T13">au Code de l'Environnement</text:span><text:span text:style-name="T14">,</text:span><text:span text:style-name="T10"> sur </text:span><text:span text:style-name="T11">la demande </text:span><text:span text:style-name="T10">de permis </text:span><text:span text:style-name="T13">unique,</text:span><text:span text:style-name="T10"> a été affiché</text:span><text:span text:style-name="T11">e</text:span><text:span text:style-name="T10"> par l</text:span><text:span text:style-name="T15">a Commune de </text:span><text:span text:style-name="T15"><text:text-input text:description="">tool.getCityName()</text:text-input></text:span><text:span text:style-name="T10"><text:s/>à partir du </text:span><text:span text:style-name="T6"><text:text-input text:description="Objet du permis">licence_view.format_date(self.getLastRecourse().getDisplayDate())</text:text-input></text:span><text:span text:style-name="T6"><text:s/></text:span><text:span text:style-name="T17"><text:s/></text:span><text:span text:style-name="T18">sur la</text:span><text:span text:style-name="T17"> </text:span><text:span text:style-name="T9">parcelle de terrain où les travaux sont à exécuter ou les actes à accomplir </text:span><text:span text:style-name="T16">soit à 4 endroits proc</text:span><text:span text:style-name="T7">hes du lieu d’exploitation le long d’une voirie carrossable et</text:span> <text:span text:style-name="T7">aux valves de la Commune de </text:span><text:span text:style-name="T7"><text:text-input text:description="">tool.getCityName()</text:text-input></text:span><text:span text:style-name="T7">.</text:span></text:p>
      <text:p text:style-name="P6"/>
      <text:p text:style-name="P7"><text:span text:style-name="T8">Fait à </text:span><text:span text:style-name="T8"><text:text-input text:description="">tool.getCityName()</text:text-input></text:span><text:span text:style-name="T8"><text:s/>le </text:span><text:span text:style-name="T8"><text:date style:data-style-name="N76" text:date-value="2021-02-19T08:48:09.920731284">19 février 2021</text:date></text:span><text:span text:style-name="T8">.</text:span></text:p>
      <text:p text:style-name="P3"/>
      <text:p text:style-name="P4"><office:annotation><dc:creator>bleybaert</dc:creator><dc:date>2018-07-20T13:49:50.721069032</dc:date><loext:sender-initials>ble</loext:sender-initials><text:p text:style-name="P12">do text</text:p><text:p text:style-name="P12">from document(at=signatures, format='odt')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1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eybaert</meta:initial-creator>
    <meta:creation-date>2018-07-20T13:46:32.680258066</meta:creation-date>
    <dc:date>2021-02-19T08:48:09.823659659</dc:date>
    <meta:editing-duration>PT8M9S</meta:editing-duration>
    <meta:editing-cycles>17</meta:editing-cycles>
    <meta:generator>LibreOffice/6.4.6.2$Linux_X86_64 LibreOffice_project/40$Build-2</meta:generator>
    <meta:document-statistic meta:table-count="0" meta:image-count="0" meta:object-count="0" meta:page-count="1" meta:paragraph-count="10" meta:word-count="132" meta:character-count="896" meta:non-whitespace-character-count="794"/>
  </office:meta>
</office:document-meta>
</file>